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may step to the sam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 <text:s/>The Seq_Step rule <text:soft-page-break/>states that a thread pool may step to the same thread pool updated with a path extended with a Seq control label mapping to a state, where the path is a leaf in the thread pool, and it points to a state with a let expression; the let binding variable is also within the control label; the state containing the let expression sequentially steps to a new state with the same continuation stack; and that state is also the new state of the updated thread pool.</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text:soft-page-break/>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3T17:57:03</dc:date>
    <dc:creator>Thomas Logan</dc:creator>
    <meta:generator>OpenOffice/4.1.3$Unix OpenOffice.org_project/413m1$Build-9783</meta:generator>
    <meta:editing-duration>P32DT18H38M41S</meta:editing-duration>
    <meta:editing-cycles>539</meta:editing-cycles>
    <meta:document-statistic meta:table-count="0" meta:image-count="0" meta:object-count="0" meta:page-count="21" meta:paragraph-count="265" meta:word-count="8566" meta:character-count="52424"/>
  </office:meta>
</office:document-meta>
</file>